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2296f" officeooo:paragraph-rsid="0012296f"/>
    </style:style>
    <style:style style:name="P2" style:family="paragraph" style:parent-style-name="Standard">
      <style:paragraph-properties fo:text-align="center" style:justify-single-word="false"/>
      <style:text-properties officeooo:rsid="0012296f" officeooo:paragraph-rsid="0012296f"/>
    </style:style>
    <style:style style:name="P3" style:family="paragraph" style:parent-style-name="Standard">
      <style:text-properties fo:font-style="italic" officeooo:rsid="0012296f" officeooo:paragraph-rsid="0012296f" style:font-style-asian="italic" style:font-style-complex="italic"/>
    </style:style>
    <style:style style:name="P4" style:family="paragraph" style:parent-style-name="Standard">
      <style:text-properties officeooo:rsid="00128794" officeooo:paragraph-rsid="00128794"/>
    </style:style>
    <style:style style:name="P5" style:family="paragraph" style:parent-style-name="Standard">
      <style:text-properties officeooo:rsid="0012d8bf" officeooo:paragraph-rsid="0012d8bf"/>
    </style:style>
    <style:style style:name="P6" style:family="paragraph" style:parent-style-name="Standard">
      <style:text-properties officeooo:rsid="0012d8bf" officeooo:paragraph-rsid="00139cc1"/>
    </style:style>
    <style:style style:name="P7" style:family="paragraph" style:parent-style-name="Standard">
      <style:text-properties officeooo:rsid="0012d8bf" officeooo:paragraph-rsid="0013d92f"/>
    </style:style>
    <style:style style:name="P8" style:family="paragraph" style:parent-style-name="Standard">
      <style:text-properties officeooo:rsid="00139cc1" officeooo:paragraph-rsid="00139cc1"/>
    </style:style>
    <style:style style:name="P9" style:family="paragraph" style:parent-style-name="Standard">
      <style:text-properties officeooo:rsid="0013d92f" officeooo:paragraph-rsid="0013d92f"/>
    </style:style>
    <style:style style:name="P10" style:family="paragraph" style:parent-style-name="Standard">
      <style:text-properties officeooo:rsid="0013d92f" officeooo:paragraph-rsid="0013fb3a"/>
    </style:style>
    <style:style style:name="P11" style:family="paragraph" style:parent-style-name="Heading_20_3">
      <style:paragraph-properties fo:break-before="page"/>
      <style:text-properties fo:font-weight="bold" style:font-weight-asian="bold" style:font-weight-complex="bold"/>
    </style:style>
    <style:style style:name="P12" style:family="paragraph">
      <style:paragraph-properties fo:text-align="center"/>
      <style:text-properties fo:font-size="12pt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center"/>
    </style:style>
    <style:style style:name="P15" style:family="paragraph">
      <style:text-properties fo:font-style="italic" style:font-style-asian="italic" style:font-style-complex="italic"/>
    </style:style>
    <style:style style:name="P16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per 58%"/>
    </style:style>
    <style:style style:name="T3" style:family="text">
      <style:text-properties officeooo:rsid="00139cc1"/>
    </style:style>
    <style:style style:name="T4" style:family="text">
      <style:text-properties officeooo:rsid="0013fb3a"/>
    </style:style>
    <style:style style:name="T5" style:family="text">
      <style:text-properties fo:font-style="italic" style:font-style-asian="italic" style:font-style-complex="italic"/>
    </style:style>
    <style:style style:name="gr1" style:family="graphic">
      <style:graphic-properties draw:textarea-horizontal-align="justify" draw:textarea-vertical-align="middle" draw:auto-grow-height="false" fo:min-height="0.0957in" fo:min-width="0.09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236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24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dash" draw:stroke-dash="Fine_20_Dashed" svg:stroke-width="0.0201in" svg:stroke-color="#000000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331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ual Identity Lift</text:p>
      <text:p text:style-name="P2">by Sven Nilsen, 2021</text:p>
      <text:p text:style-name="P1"/>
      <text:p text:style-name="P3">In this paper I introduce a technique for lifting identity morphisms to Restricted Dual Composition.</text:p>
      <text:p text:style-name="P1"/>
      <text:p text:style-name="P1">The following two rules lifts identity morphisms in Avatar Logic<text:span text:style-name="T2"><text:reference-ref text:reference-format="text" text:ref-name="avatar logic">[1]</text:reference-ref></text:span> to Restricted Dual Composition<text:span text:style-name="T2"><text:reference-ref text:reference-format="text" text:ref-name="restricted dual composition">[2]</text:reference-ref></text:span>:</text:p>
      <text:p text:style-name="P1"/>
      <text:p text:style-name="P1"><text:tab/>(c'(X), X) :- (X, Y), (X, X), X != Y, X != c'(T), Y != c'(U).</text:p>
      <text:p text:style-name="P1"><text:tab/>(Y, c'(X)) :- (Y, X), (X, X), X != Y, X != c'(T), Y != c'(U).</text:p>
      <text:p text:style-name="P1"/>
      <text:p text:style-name="P5">The first rule says that when there is an outgoing arrow from `X` to `Y`<text:tab/><text:tab/>(X, Y)</text:p>
      <text:p text:style-name="P5">and an identity morphism on `X`,<text:tab/><text:tab/><text:tab/><text:tab/><text:tab/><text:tab/><text:tab/>(X, X)</text:p>
      <text:p text:style-name="P5">where `X` is not equal to `Y`<text:tab/><text:tab/><text:tab/><text:tab/><text:tab/><text:tab/><text:tab/><text:tab/>X != Y</text:p>
      <text:p text:style-name="P5">and `X` is not some 1-avatar<text:tab/><text:tab/><text:tab/><text:tab/><text:tab/><text:tab/><text:tab/><text:tab/>X != c’(T)</text:p>
      <text:p text:style-name="P5">and `Y` is not some 1-avatar<text:tab/><text:tab/><text:tab/><text:tab/><text:tab/><text:tab/><text:tab/><text:tab/>Y != c’(U)</text:p>
      <text:p text:style-name="P5">there is a morphism from the 1-avatar `c’(X)` to `X`<text:tab/><text:tab/><text:tab/><text:tab/>(c’(X), X)</text:p>
      <text:p text:style-name="P5"/>
      <text:p text:style-name="P8">The second rule says that when there is an incoming arrow from `Y` to `X`<text:tab/>(Y, X)</text:p>
      <text:p text:style-name="P8">and an identity morphism on `X`,<text:tab/><text:tab/><text:tab/><text:tab/><text:tab/><text:tab/><text:tab/>(X, X)</text:p>
      <text:p text:style-name="P8">where `X` is not equal to `Y`<text:tab/><text:tab/><text:tab/><text:tab/><text:tab/><text:tab/><text:tab/><text:tab/>X != Y</text:p>
      <text:p text:style-name="P7">and `X` is not some 1-avatar<text:tab/><text:tab/><text:tab/><text:tab/><text:tab/><text:tab/><text:tab/><text:tab/>X != c’(T)</text:p>
      <text:p text:style-name="P7">and `Y` is not some 1-avatar<text:tab/><text:tab/><text:tab/><text:tab/><text:tab/><text:tab/><text:tab/><text:tab/>Y != c’(U)</text:p>
      <text:p text:style-name="P9">there is a morphism from `Y` to the 1-avatar `c’(X)`<text:tab/><text:tab/><text:tab/><text:tab/>(Y, c’(x))</text:p>
      <text:p text:style-name="P9"/>
      <text:p text:style-name="P10">The first rule makes sure that when there is an identity morphism on `X`, a goal is specified that activates restricted dual composition for `X`. The second rule makes sure that the incoming arrow is connected to the dual such that the loop can be lifted.</text:p>
      <text:p text:style-name="P10"/>
      <text:p text:style-name="P10">The loop is lifted <text:span text:style-name="T4">because the goal `(c’(X), X)` completes the loop when the incoming `(Y, X)` is lifted to `(Y, c’(X))`. One can also think about this technique as a kind of identity morphism transformation in a linear solver. Notice that in a monotonic solver, the unlifted morphisms are preserved.</text:span></text:p>
      <text:p text:style-name="P10"><draw:polyline text:anchor-type="paragraph" draw:z-index="10" draw:name="Shape3" draw:style-name="gr3" draw:text-style-name="P14" svg:width="0.5512in" svg:height="0.4331in" svg:x="1.9209in" svg:y="0.1047in" svg:viewBox="0 0 1401 1101" draw:points="621,954 1161,741 1401,501 1300,240 801,0 321,161 0,480 480,1101"><text:p/></draw:polyline></text:p>
      <text:p text:style-name="P10"/>
      <text:p text:style-name="P10"><draw:custom-shape text:anchor-type="paragraph" draw:z-index="0" draw:name="Shape1" draw:style-name="gr1" draw:text-style-name="P12" svg:width="0.135in" svg:height="0.135in" svg:x="2.0709in" svg:y="0.09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1" draw:style-name="gr1" draw:text-style-name="P12" svg:width="0.135in" svg:height="0.135in" svg:x="2.8425in" svg:y="0.08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" draw:name="Shape2" draw:style-name="gr2" draw:text-style-name="P13" svg:width="0.1657in" svg:height="0.2362in" svg:x="1.8583in" svg:y="0.0516in"><draw:text-box><text:p>X</text:p></draw:text-box></draw:frame><draw:frame text:anchor-type="paragraph" draw:z-index="4" draw:name="Shape2" draw:style-name="gr2" draw:text-style-name="P13" svg:width="0.1657in" svg:height="0.2362in" svg:x="3.0626in" svg:y="0.0425in"><draw:text-box><text:p>A</text:p></draw:text-box></draw:frame><draw:custom-shape text:anchor-type="paragraph" draw:z-index="9" draw:name="Shape1" draw:style-name="gr1" draw:text-style-name="P12" svg:width="0.135in" svg:height="0.135in" svg:x="4.0075in" svg:y="0.0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1" draw:style-name="gr1" draw:text-style-name="P12" svg:width="0.135in" svg:height="0.135in" svg:x="4.7402in" svg:y="0.08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4" draw:name="Shape2" draw:style-name="gr2" draw:text-style-name="P13" svg:width="0.1657in" svg:height="0.2362in" svg:x="3.8035in" svg:y="0.0201in"><draw:text-box><text:p>X</text:p></draw:text-box></draw:frame><draw:frame text:anchor-type="paragraph" draw:z-index="15" draw:name="Shape2" draw:style-name="gr2" draw:text-style-name="P13" svg:width="0.1657in" svg:height="0.2362in" svg:x="4.9374in" svg:y="0.0043in"><draw:text-box><text:p>A</text:p></draw:text-box></draw:frame><draw:line text:anchor-type="paragraph" draw:z-index="20" draw:name="Shape3" draw:style-name="gr3" draw:text-style-name="P14" svg:x1="4.1425in" svg:y1="0.1472in" svg:x2="4.7406in" svg:y2="0.1472in"><text:p/></draw:line><draw:line text:anchor-type="paragraph" draw:z-index="6" draw:name="Shape3" draw:style-name="gr3" draw:text-style-name="P14" svg:x1="2.2055in" svg:y1="0.1547in" svg:x2="2.8421in" svg:y2="0.1547in"><text:p/></draw:line></text:p>
      <text:p text:style-name="P10"><draw:line text:anchor-type="paragraph" draw:z-index="7" draw:name="Shape3" draw:style-name="gr3" draw:text-style-name="P14" svg:x1="2.8972in" svg:y1="0.0244in" svg:x2="2.8972in" svg:y2="0.6224in"><text:p/></draw:line><draw:line text:anchor-type="paragraph" draw:z-index="8" draw:name="Shape3" draw:style-name="gr3" draw:text-style-name="P14" svg:x1="2.8421in" svg:y1="0.6563in" svg:x2="2.1728in" svg:y2="0.0402in"><text:p/></draw:line><draw:line text:anchor-type="paragraph" draw:z-index="18" draw:name="Shape3" draw:style-name="gr5" draw:text-style-name="P14" svg:x1="4.0709in" svg:y1="0.6453in" svg:x2="4.0862in" svg:y2="0.0319in"><text:p/></draw:line><draw:line text:anchor-type="paragraph" draw:z-index="21" draw:name="Shape3" draw:style-name="gr3" draw:text-style-name="P14" svg:x1="4.811in" svg:y1="0.0244in" svg:x2="4.811in" svg:y2="0.6217in"><text:p/></draw:line></text:p>
      <text:p text:style-name="P10"/>
      <text:p text:style-name="P10"><draw:frame text:anchor-type="paragraph" draw:z-index="16" draw:name="Shape2" draw:style-name="gr2" draw:text-style-name="P13" svg:width="0.1657in" svg:height="0.2362in" svg:x="4.9063in" svg:y="0.1772in"><draw:text-box><text:p>B</text:p></draw:text-box></draw:frame></text:p>
      <text:p text:style-name="P10"><draw:custom-shape text:anchor-type="paragraph" draw:z-index="2" draw:name="Shape1" draw:style-name="gr1" draw:text-style-name="P12" svg:width="0.135in" svg:height="0.135in" svg:x="2.8425in" svg:y="0.0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" draw:name="Shape2" draw:style-name="gr2" draw:text-style-name="P13" svg:width="0.1657in" svg:height="0.2362in" svg:x="3.0311in" svg:y="0.0083in"><draw:text-box><text:p>B</text:p></draw:text-box></draw:frame><draw:custom-shape text:anchor-type="paragraph" draw:z-index="12" draw:name="Shape1" draw:style-name="gr1" draw:text-style-name="P12" svg:width="0.135in" svg:height="0.135in" svg:x="3.9839in" svg:y="0.07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1" draw:style-name="gr1" draw:text-style-name="P12" svg:width="0.135in" svg:height="0.135in" svg:x="4.7244in" svg:y="0.0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7" draw:name="Shape2" draw:style-name="gr4" draw:text-style-name="P13" svg:width="0.4098in" svg:height="0.2421in" svg:x="3.5591in" svg:y="0.0201in"><draw:text-box><text:p>c’(X)</text:p></draw:text-box></draw:frame><draw:line text:anchor-type="paragraph" draw:z-index="19" draw:name="Shape3" draw:style-name="gr5" draw:text-style-name="P14" svg:x1="4.7244in" svg:y1="0.1201in" svg:x2="4.1189in" svg:y2="0.1201in"><text:p/></draw:line></text:p>
      <text:p text:style-name="P10"><draw:frame text:anchor-type="paragraph" draw:z-index="22" draw:name="Shape4" draw:style-name="gr6" draw:text-style-name="P16" svg:width="0.6224in" svg:height="0.3315in" svg:x="2.2492in" svg:y="0.0626in"><draw:text-box><text:p text:style-name="P15"><text:span text:style-name="T5">Unlifted</text:span></text:p></draw:text-box></draw:frame><draw:frame text:anchor-type="paragraph" draw:z-index="23" draw:name="Shape4" draw:style-name="gr6" draw:text-style-name="P16" svg:width="0.6224in" svg:height="0.3315in" svg:x="4.228in" svg:y="0.072in"><draw:text-box><text:p text:style-name="P15"><text:span text:style-name="T5">Lifted</text:span></text:p></draw:text-box></draw:frame></text:p>
      <text:p text:style-name="P10"/>
      <text:p text:style-name="P6">The 1-avatar `c’(X)` is called the “dual” of `X` and written in dual notation as `X<text:span text:style-name="T2">*</text:span>`. However, `X` is also the “dual” of `c’(X)`. This means that rules with dual notation can be thought of as generating multiple rules over 1-avatars.</text:p>
      <text:p text:style-name="P6"/>
      <text:p text:style-name="P6"><text:span text:style-name="T3">In the case of dual identity lift, dual notation is not needed because Restricted Dual Composition is used merely as a technique to detect loops locally from `X`. There is only need for one direction.</text:span></text:p>
      <text:h text:style-name="P11" text:outline-level="3">References:</text:h>
      <text:p text:style-name="P1"/>
      <text:p text:style-name="P1"><text:reference-mark-start text:name="avatar logic"/>[1]<text:reference-mark-end text:name="avatar logic"/><text:tab/>“Avatar Logic”</text:p>
      <text:p text:style-name="P1"><text:tab/>AdvancedResearch – Summary Page on Avatar Extensions</text:p>
      <text:p text:style-name="P1"><text:tab/><text:a xlink:type="simple" xlink:href="https://advancedresearch.github.io/avatar-extensions/summary.html" text:style-name="Internet_20_link" text:visited-style-name="Visited_20_Internet_20_Link"><text:span text:style-name="T1">https://advancedresearch.github.io/avatar-extensions/summary.html</text:span></text:a></text:p>
      <text:p text:style-name="P1"/>
      <text:p text:style-name="P4"><text:reference-mark-start text:name="restricted dual composition"/>[2]<text:reference-mark-end text:name="restricted dual composition"/><text:tab/>“Restricted Dual Composition”</text:p>
      <text:p text:style-name="P4"><text:tab/>Sven Nilsen, 2021</text:p>
      <text:p text:style-name="P4"><text:tab/><text:a xlink:type="simple" xlink:href="https://github.com/advancedresearch/path_semantics/blob/master/papers-wip2/restricted-dual-composition.pdf" text:style-name="Internet_20_link" text:visited-style-name="Visited_20_Internet_20_Link"><text:span text:style-name="T1">https://github.com/advancedresearch/path_semantics/blob/master/papers-wip2/restricted-dual-composition.pdf</text:span></text:a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9T15:03:42.377153000</meta:creation-date>
    <dc:date>2021-04-19T16:14:13.106076000</dc:date>
    <meta:editing-duration>PT7M22S</meta:editing-duration>
    <meta:editing-cycles>1</meta:editing-cycles>
    <meta:document-statistic meta:table-count="0" meta:image-count="0" meta:object-count="0" meta:page-count="2" meta:paragraph-count="29" meta:word-count="390" meta:character-count="2311" meta:non-whitespace-character-count="1882"/>
    <meta:generator>LibreOffice/5.1.2.2$MacOSX_X86_64 LibreOffice_project/d3bf12ecb743fc0d20e0be0c58ca359301eb705f</meta:generator>
  </office:meta>
</office:document-meta>
</file>